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699f" officeooo:paragraph-rsid="0008699f"/>
    </style:style>
    <style:style style:name="P2" style:family="paragraph" style:parent-style-name="Standard">
      <style:paragraph-properties fo:text-align="center" style:justify-single-word="false"/>
      <style:text-properties officeooo:rsid="0008699f" officeooo:paragraph-rsid="0008906a"/>
    </style:style>
    <style:style style:name="P3" style:family="paragraph" style:parent-style-name="Standard">
      <style:paragraph-properties fo:text-align="start" style:justify-single-word="false"/>
      <style:text-properties officeooo:rsid="0008906a" officeooo:paragraph-rsid="0008906a"/>
    </style:style>
    <style:style style:name="P4" style:family="paragraph" style:parent-style-name="Standard">
      <style:paragraph-properties fo:text-align="center" style:justify-single-word="false"/>
      <style:text-properties officeooo:rsid="000a555c" officeooo:paragraph-rsid="000a555c"/>
    </style:style>
    <style:style style:name="P5" style:family="paragraph" style:parent-style-name="Standard">
      <style:paragraph-properties fo:text-align="center" style:justify-single-word="false"/>
      <style:text-properties officeooo:rsid="000c1db4" officeooo:paragraph-rsid="000c1db4"/>
    </style:style>
    <style:style style:name="P6" style:family="paragraph" style:parent-style-name="Standard">
      <style:paragraph-properties fo:text-align="start" style:justify-single-word="false"/>
      <style:text-properties officeooo:rsid="000c9d17" officeooo:paragraph-rsid="000c9d17"/>
    </style:style>
    <style:style style:name="T1" style:family="text">
      <style:text-properties officeooo:rsid="0008906a"/>
    </style:style>
    <style:style style:name="T2" style:family="text">
      <style:text-properties officeooo:rsid="000c1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</text:p>
      <text:p text:style-name="P2"/>
      <text:p text:style-name="P3">&lt; !---- <text:s/>— &gt; Les commentaires en html </text:p>
      <text:p text:style-name="P3"/>
      <text:p text:style-name="P6">Toujours fermer les balises </text:p>
      <text:p text:style-name="P2"/>
      <text:p text:style-name="P2"/>
      <text:p text:style-name="P5">Ouvrir un document html </text:p>
      <text:p text:style-name="P2">&lt;!doctype html&gt;</text:p>
      <text:p text:style-name="P2">&lt;html<text:span text:style-name="T1">&gt;</text:span></text:p>
      <text:p text:style-name="P2"/>
      <text:p text:style-name="P2"/>
      <text:p text:style-name="P5">le head ne contient pas de contenu? </text:p>
      <text:p text:style-name="P2">&lt;head&gt;</text:p>
      <text:p text:style-name="P2"/>
      <text:p text:style-name="P2"/>
      <text:p text:style-name="P4">inserer les caracteres <text:span text:style-name="T2">spéciaux dans le html? </text:span></text:p>
      <text:p text:style-name="P4">&lt;meta-charset⁼utf-8&gt; </text:p>
      <text:p text:style-name="P4"/>
      <text:p text:style-name="P2"><text:s/><text:span text:style-name="T1">insérer un lien vers un fichier </text:span></text:p>
      <text:p text:style-name="P2">&lt;link rel="stylesheet" type="text/css" href="stylesindex.css" /<text:span text:style-name="T1">&gt;</text:span></text:p>
      <text:p text:style-name="P2"/>
      <text:p text:style-name="P2"/>
      <text:p text:style-name="P5">Mettre un titre qui sera le lien https</text:p>
      <text:p text:style-name="P2"><text:s/>&lt;title&gt;Titre &lt;/title<text:span text:style-name="T1">&gt;</text:span></text:p>
      <text:p text:style-name="P2">&lt;/head<text:span text:style-name="T1">&gt;</text:span></text:p>
      <text:p text:style-name="P2"/>
      <text:p text:style-name="P2"/>
      <text:p text:style-name="P5">ouvrir le body qui permet de commencer à mettre du contenu </text:p>
      <text:p text:style-name="P2">&lt;body&gt;</text:p>
      <text:p text:style-name="P2"/>
      <text:p text:style-name="P2"/>
      <text:p text:style-name="P2"/>
      <text:p text:style-name="P2">&lt;/body&gt;</text:p>
      <text:p text:style-name="P2">&lt;/html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3:04:06.516657569</meta:creation-date>
    <dc:date>2019-10-13T13:10:49.938174422</dc:date>
    <meta:editing-duration>PT6M4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71" meta:character-count="467" meta:non-whitespace-character-count="403"/>
  </office:meta>
</office:document-meta>
</file>